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12">
      <style:paragraph-properties fo:margin-top="0in" fo:margin-bottom="0in"/>
    </style:style>
    <style:style style:name="P23" style:family="paragraph" style:parent-style-name="Text_20_body" style:list-style-name="L13">
      <style:paragraph-properties fo:margin-top="0in" fo:margin-bottom="0in"/>
    </style:style>
    <style:style style:name="P24" style:family="paragraph" style:parent-style-name="Text_20_body" style:list-style-name="L14">
      <style:paragraph-properties fo:margin-top="0in" fo:margin-bottom="0in"/>
    </style:style>
    <style:style style:name="P25" style:family="paragraph" style:parent-style-name="Text_20_body" style:list-style-name="L15">
      <style:paragraph-properties fo:margin-top="0in" fo:margin-bottom="0in"/>
    </style:style>
    <style:style style:name="P26" style:family="paragraph" style:parent-style-name="Text_20_body" style:list-style-name="L16">
      <style:paragraph-properties fo:margin-top="0in" fo:margin-bottom="0in"/>
    </style:style>
    <style:style style:name="P27" style:family="paragraph" style:parent-style-name="Text_20_body" style:list-style-name="L17">
      <style:paragraph-properties fo:margin-top="0in" fo:margin-bottom="0in"/>
    </style:style>
    <style:style style:name="P28" style:family="paragraph" style:parent-style-name="Text_20_body" style:list-style-name="L18">
      <style:paragraph-properties fo:margin-top="0in" fo:margin-bottom="0in"/>
    </style:style>
    <style:style style:name="P29" style:family="paragraph" style:parent-style-name="Text_20_body" style:list-style-name="L19">
      <style:paragraph-properties fo:margin-top="0in" fo:margin-bottom="0in"/>
    </style:style>
    <style:style style:name="P30" style:family="paragraph" style:parent-style-name="Text_20_body" style:list-style-name="L20">
      <style:paragraph-properties fo:margin-top="0in" fo:margin-bottom="0in"/>
    </style:style>
    <style:style style:name="P31" style:family="paragraph" style:parent-style-name="Text_20_body" style:list-style-name="L21">
      <style:paragraph-properties fo:margin-top="0in" fo:margin-bottom="0in"/>
    </style:style>
    <style:style style:name="P32" style:family="paragraph" style:parent-style-name="Text_20_body" style:list-style-name="L22">
      <style:paragraph-properties fo:margin-top="0in" fo:margin-bottom="0in"/>
    </style:style>
    <style:style style:name="P33" style:family="paragraph" style:parent-style-name="Text_20_body" style:list-style-name="L23">
      <style:paragraph-properties fo:margin-top="0in" fo:margin-bottom="0in"/>
    </style:style>
    <style:style style:name="P34" style:family="paragraph" style:parent-style-name="Text_20_body" style:list-style-name="L24">
      <style:paragraph-properties fo:margin-top="0in" fo:margin-bottom="0in"/>
    </style:style>
    <style:style style:name="P35" style:family="paragraph" style:parent-style-name="Text_20_body" style:list-style-name="L25">
      <style:paragraph-properties fo:margin-top="0in" fo:margin-bottom="0in"/>
    </style:style>
    <style:style style:name="P36" style:family="paragraph" style:parent-style-name="Text_20_body" style:list-style-name="L26">
      <style:paragraph-properties fo:margin-top="0in" fo:margin-bottom="0in"/>
    </style:style>
    <style:style style:name="P37" style:family="paragraph" style:parent-style-name="Text_20_body" style:list-style-name="L27">
      <style:paragraph-properties fo:margin-top="0in" fo:margin-bottom="0in"/>
    </style:style>
    <style:style style:name="P38" style:family="paragraph" style:parent-style-name="Text_20_body" style:list-style-name="L28">
      <style:paragraph-properties fo:margin-top="0in" fo:margin-bottom="0in"/>
    </style:style>
    <style:style style:name="P39" style:family="paragraph" style:parent-style-name="Text_20_body" style:list-style-name="L29">
      <style:paragraph-properties fo:margin-top="0in" fo:margin-bottom="0in"/>
    </style:style>
    <style:style style:name="P40" style:family="paragraph" style:parent-style-name="Text_20_body" style:list-style-name="L30">
      <style:paragraph-properties fo:margin-top="0in" fo:margin-bottom="0in"/>
    </style:style>
    <style:style style:name="P41" style:family="paragraph" style:parent-style-name="Text_20_body" style:list-style-name="L31">
      <style:paragraph-properties fo:margin-top="0in" fo:margin-bottom="0in"/>
    </style:style>
    <style:style style:name="P42" style:family="paragraph" style:parent-style-name="Text_20_body" style:list-style-name="L32">
      <style:paragraph-properties fo:margin-top="0in" fo:margin-bottom="0in"/>
    </style:style>
    <style:style style:name="P43" style:family="paragraph" style:parent-style-name="Text_20_body" style:list-style-name="L33">
      <style:paragraph-properties fo:margin-top="0in" fo:margin-bottom="0in"/>
    </style:style>
    <style:style style:name="P44" style:family="paragraph" style:parent-style-name="Text_20_body" style:list-style-name="L34">
      <style:paragraph-properties fo:margin-top="0in" fo:margin-bottom="0in"/>
    </style:style>
    <style:style style:name="P45" style:family="paragraph" style:parent-style-name="Text_20_body" style:list-style-name="L35">
      <style:paragraph-properties fo:margin-top="0in" fo:margin-bottom="0in"/>
    </style:style>
    <style:style style:name="P46" style:family="paragraph" style:parent-style-name="Text_20_body" style:list-style-name="L36">
      <style:paragraph-properties fo:margin-top="0in" fo:margin-bottom="0in"/>
    </style:style>
    <style:style style:name="P47" style:family="paragraph" style:parent-style-name="Text_20_body" style:list-style-name="L37">
      <style:paragraph-properties fo:margin-top="0in" fo:margin-bottom="0in"/>
    </style:style>
    <style:style style:name="P48" style:family="paragraph" style:parent-style-name="Text_20_body" style:list-style-name="L38">
      <style:paragraph-properties fo:margin-top="0in" fo:margin-bottom="0in"/>
    </style:style>
    <style:style style:name="P49" style:family="paragraph" style:parent-style-name="Text_20_body" style:list-style-name="L39">
      <style:paragraph-properties fo:margin-top="0in" fo:margin-bottom="0in"/>
    </style:style>
    <style:style style:name="P50" style:family="paragraph" style:parent-style-name="Text_20_body" style:list-style-name="L40">
      <style:paragraph-properties fo:margin-top="0in" fo:margin-bottom="0in"/>
    </style:style>
    <style:style style:name="P51" style:family="paragraph" style:parent-style-name="Text_20_body" style:list-style-name="L41">
      <style:paragraph-properties fo:margin-top="0in" fo:margin-bottom="0in"/>
    </style:style>
    <style:style style:name="P52" style:family="paragraph" style:parent-style-name="Text_20_body" style:list-style-name="L42">
      <style:paragraph-properties fo:margin-top="0in" fo:margin-bottom="0in"/>
    </style:style>
    <style:style style:name="P53" style:family="paragraph" style:parent-style-name="Text_20_body" style:list-style-name="L43">
      <style:paragraph-properties fo:margin-top="0in" fo:margin-bottom="0in"/>
    </style:style>
    <style:style style:name="P54" style:family="paragraph" style:parent-style-name="Text_20_body" style:list-style-name="L44">
      <style:paragraph-properties fo:margin-top="0in" fo:margin-bottom="0in"/>
    </style:style>
    <style:style style:name="P55" style:family="paragraph" style:parent-style-name="Text_20_body" style:list-style-name="L45">
      <style:paragraph-properties fo:margin-top="0in" fo:margin-bottom="0in"/>
    </style:style>
    <style:style style:name="P56" style:family="paragraph" style:parent-style-name="Text_20_body" style:list-style-name="L46">
      <style:paragraph-properties fo:margin-top="0in" fo:margin-bottom="0in"/>
    </style:style>
  </office:automatic-styles>
  <office:body>
    <office:text>
      <text:h text:style-name="Heading_20_1" text:outline-level="1"><text:bookmark-start text:name="music-genre-classification-with-ai"/>Music Genre Classification with AI<text:bookmark-end text:name="music-genre-classification-with-ai"/></text:h>
      <text:h text:style-name="Heading_20_2" text:outline-level="2"><text:bookmark-start text:name="transfer-learning-project"/>Transfer Learning Project<text:bookmark-end text:name="transfer-learning-project"/></text:h>
      <text:p text:style-name="Horizontal_20_Line"/>
      <text:h text:style-name="Heading_20_2" text:outline-level="2"><text:bookmark-start text:name="project-overview"/>📋 Project Overview<text:bookmark-end text:name="project-overview"/></text:h>
      <text:p text:style-name="First_20_paragraph"><text:span text:style-name="T1">Objective:</text:span> Automatic music genre classification using deep learning</text:p>
      <text:p text:style-name="Text_20_body"><text:span text:style-name="T1">Approach:</text:span> Transfer learning with OpenJMLA + GTZAN/FMA datasets</text:p>
      <text:p text:style-name="Text_20_body"><text:span text:style-name="T1">Platform:</text:span> Jetson (ARM64 with CUDA)</text:p>
      <text:p text:style-name="Text_20_body"><text:span text:style-name="T1">Timeline:</text:span> November 22-23, 2025</text:p>
      <text:p text:style-name="Horizontal_20_Line"/>
      <text:h text:style-name="Heading_20_2" text:outline-level="2"><text:bookmark-start text:name="project-goals"/>🎯 Project Goals<text:bookmark-end text:name="project-goals"/></text:h>
      <text:list text:style-name="L1">
        <text:list-item>
          <text:p text:style-name="P1"><text:span text:style-name="T1">Feature Extraction</text:span></text:p>
          <text:list text:style-name="L2">
            <text:list-item>
              <text:p text:style-name="P2">Use pre-trained OpenJMLA Vision Transformer</text:p>
            </text:list-item>
            <text:list-item>
              <text:p text:style-name="P2">Extract meaningful audio features from spectrograms</text:p>
            </text:list-item>
          </text:list>
        </text:list-item>
        <text:list-item>
          <text:p text:style-name="P1"><text:span text:style-name="T1">Classification</text:span></text:p>
          <text:list text:style-name="L3">
            <text:list-item>
              <text:p text:style-name="P3">Train custom classifier on music genres</text:p>
            </text:list-item>
            <text:list-item>
              <text:p text:style-name="P3">Support 10-16 genre categories</text:p>
            </text:list-item>
          </text:list>
        </text:list-item>
        <text:list-item>
          <text:p text:style-name="P1"><text:span text:style-name="T1">Application</text:span></text:p>
          <text:list text:style-name="L4">
            <text:list-item>
              <text:p text:style-name="P4">Classify unlabeled music in Music_TBC folder</text:p>
            </text:list-item>
            <text:list-item>
              <text:p text:style-name="P4">Organize music library automatically</text:p>
            </text:list-item>
          </text:list>
        </text:list-item>
      </text:list>
      <text:p text:style-name="Horizontal_20_Line"/>
      <text:h text:style-name="Heading_20_2" text:outline-level="2"><text:bookmark-start text:name="datasets"/>🗂️ Datasets<text:bookmark-end text:name="datasets"/></text:h>
      <text:h text:style-name="Heading_20_3" text:outline-level="3"><text:bookmark-start text:name="gtzan-dataset"/>GTZAN Dataset ✅<text:bookmark-end text:name="gtzan-dataset"/></text:h>
      <text:list text:style-name="L5">
        <text:list-item>
          <text:p text:style-name="P5"><text:span text:style-name="T1">Size:</text:span> 1,000 tracks</text:p>
        </text:list-item>
        <text:list-item>
          <text:p text:style-name="P5"><text:span text:style-name="T1">Genres:</text:span> 10 (blues, classical, country, disco, hiphop, jazz, metal, pop, reggae, rock)</text:p>
        </text:list-item>
        <text:list-item>
          <text:p text:style-name="P5"><text:span text:style-name="T1">Use:</text:span> Baseline training and validation</text:p>
        </text:list-item>
      </text:list>
      <text:h text:style-name="Heading_20_3" text:outline-level="3"><text:bookmark-start text:name="fma-medium"/>FMA Medium ✅<text:bookmark-end text:name="fma-medium"/></text:h>
      <text:list text:style-name="L6">
        <text:list-item>
          <text:p text:style-name="P6"><text:span text:style-name="T1">Size:</text:span> 25,000 tracks (~22GB)</text:p>
        </text:list-item>
        <text:list-item>
          <text:p text:style-name="P6"><text:span text:style-name="T1">Genres:</text:span> 16</text:p>
        </text:list-item>
        <text:list-item>
          <text:p text:style-name="P6"><text:span text:style-name="T1">Use:</text:span> Enhanced training with more diversity</text:p>
        </text:list-item>
      </text:list>
      <text:h text:style-name="Heading_20_3" text:outline-level="3"><text:bookmark-start text:name="future-datasets"/>Future Datasets 📋<text:bookmark-end text:name="future-datasets"/></text:h>
      <text:list text:style-name="L7">
        <text:list-item>
          <text:p text:style-name="P7"><text:span text:style-name="T1">MagnaTagATune:</text:span> 25,863 clips, 188 tags (~50GB)</text:p>
        </text:list-item>
        <text:list-item>
          <text:p text:style-name="P7"><text:span text:style-name="T1">Million Song Dataset:</text:span> 1M songs metadata (~280GB)</text:p>
        </text:list-item>
      </text:list>
      <text:p text:style-name="Horizontal_20_Line"/>
      <text:h text:style-name="Heading_20_2" text:outline-level="2"><text:bookmark-start text:name="ai-models"/>🤖 AI Models<text:bookmark-end text:name="ai-models"/></text:h>
      <text:h text:style-name="Heading_20_3" text:outline-level="3"><text:bookmark-start text:name="openjmla-vision-transformer"/>OpenJMLA Vision Transformer<text:bookmark-end text:name="openjmla-vision-transformer"/></text:h>
      <text:list text:style-name="L8">
        <text:list-item>
          <text:p text:style-name="P8"><text:span text:style-name="T1">Type:</text:span> Pre-trained audio feature extractor</text:p>
        </text:list-item>
        <text:list-item>
          <text:p text:style-name="P8"><text:span text:style-name="T1">Architecture:</text:span> Vision Transformer (ViT)</text:p>
        </text:list-item>
        <text:list-item>
          <text:p text:style-name="P8"><text:span text:style-name="T1">Size:</text:span> 1.63GB (2 checkpoints)</text:p>
        </text:list-item>
        <text:list-item>
          <text:p text:style-name="P8"><text:span text:style-name="T1">Parameters:</text:span> 150 layers, 768 embedding dimension</text:p>
        </text:list-item>
        <text:list-item>
          <text:p text:style-name="P8"><text:span text:style-name="T1">Author:</text:span> MMSelfSup</text:p>
        </text:list-item>
      </text:list>
      <text:h text:style-name="Heading_20_3" text:outline-level="3"><text:bookmark-start text:name="custom-classifier"/>Custom Classifier<text:bookmark-end text:name="custom-classifier"/></text:h>
      <text:list text:style-name="L9">
        <text:list-item>
          <text:p text:style-name="P9"><text:span text:style-name="T1">Type:</text:span> CNN-based genre classifier</text:p>
        </text:list-item>
        <text:list-item>
          <text:p text:style-name="P9"><text:span text:style-name="T1">Input:</text:span> Mel-spectrograms (128 bands)</text:p>
        </text:list-item>
        <text:list-item>
          <text:p text:style-name="P9"><text:span text:style-name="T1">Output:</text:span> Genre probabilities</text:p>
        </text:list-item>
        <text:list-item>
          <text:p text:style-name="P9"><text:span text:style-name="T1">Training:</text:span> Transfer learning approach</text:p>
        </text:list-item>
      </text:list>
      <text:p text:style-name="Horizontal_20_Line"/>
      <text:h text:style-name="Heading_20_2" text:outline-level="2"><text:bookmark-start text:name="technical-stack"/>🛠️ Technical Stack<text:bookmark-end text:name="technical-stack"/></text:h>
      <text:h text:style-name="Heading_20_3" text:outline-level="3"><text:bookmark-start text:name="hardware"/>Hardware<text:bookmark-end text:name="hardware"/></text:h>
      <text:list text:style-name="L10">
        <text:list-item>
          <text:p text:style-name="P10"><text:span text:style-name="T1">Platform:</text:span> NVIDIA Jetson</text:p>
        </text:list-item>
        <text:list-item>
          <text:p text:style-name="P10"><text:span text:style-name="T1">GPU:</text:span> CUDA-enabled</text:p>
        </text:list-item>
        <text:list-item>
          <text:p text:style-name="P10"><text:span text:style-name="T1">Memory:</text:span> Optimized for embedded system</text:p>
        </text:list-item>
      </text:list>
      <text:h text:style-name="Heading_20_3" text:outline-level="3"><text:bookmark-start text:name="software"/>Software<text:bookmark-end text:name="software"/></text:h>
      <text:list text:style-name="L11">
        <text:list-item>
          <text:p text:style-name="P11"><text:span text:style-name="T1">Python:</text:span> 3.10.12</text:p>
        </text:list-item>
        <text:list-item>
          <text:p text:style-name="P11"><text:span text:style-name="T1">PyTorch:</text:span> 2.8.0 (CUDA)</text:p>
        </text:list-item>
        <text:list-item>
          <text:p text:style-name="P11"><text:span text:style-name="T1">Audio:</text:span> librosa 0.11.0, torchaudio 2.8.0</text:p>
        </text:list-item>
        <text:list-item>
          <text:p text:style-name="P11"><text:span text:style-name="T1">Visualization:</text:span> matplotlib 3.5.1</text:p>
        </text:list-item>
      </text:list>
      <text:p text:style-name="Horizontal_20_Line"/>
      <text:h text:style-name="Heading_20_2" text:outline-level="2"><text:bookmark-start text:name="project-structure"/>📊 Project Structure<text:bookmark-end text:name="project-structure"/></text:h>
      <text:p text:style-name="P12">/media/mijesu_970/SSD_Data/</text:p>
      <text:p text:style-name="P13">├── Kiro_Projects/Music_Reclass/ <text:s text:c="3"/># Project files</text:p>
      <text:p text:style-name="P14">│ <text:s text:c="2"/>├── Classifed_JMLA_GTZAN.py <text:s text:c="3"/># Main training script</text:p>
      <text:p text:style-name="P15">│ <text:s text:c="2"/>├── music_project_info.md <text:s text:c="6"/># Documentation</text:p>
      <text:p text:style-name="P16">│ <text:s text:c="2"/>└── PROJECT_HISTORY.md <text:s text:c="9"/># Development log</text:p>
      <text:p text:style-name="P17">├── DataSets/ <text:s text:c="23"/># Training data</text:p>
      <text:p text:style-name="P18">│ <text:s text:c="2"/>├── GTZAN/ <text:s text:c="21"/># 1,000 tracks</text:p>
      <text:p text:style-name="P19">│ <text:s text:c="2"/>└── FMA/ <text:s text:c="23"/># 25,000 tracks</text:p>
      <text:p text:style-name="P20">├── AI_models/OpenJMLA/ <text:s text:c="12"/># Pre-trained models</text:p>
      <text:p text:style-name="P21">└── Music_TBC/ <text:s text:c="21"/># Music to classify</text:p>
      <text:p text:style-name="Horizontal_20_Line"/>
      <text:h text:style-name="Heading_20_2" text:outline-level="2"><text:bookmark-start text:name="workflow"/>🔄 Workflow<text:bookmark-end text:name="workflow"/></text:h>
      <text:h text:style-name="Heading_20_3" text:outline-level="3"><text:bookmark-start text:name="data-preparation"/>1. Data Preparation<text:bookmark-end text:name="data-preparation"/></text:h>
      <text:list text:style-name="L12">
        <text:list-item>
          <text:p text:style-name="P22">Load audio files (WAV format)</text:p>
        </text:list-item>
        <text:list-item>
          <text:p text:style-name="P22">Convert to mel-spectrograms</text:p>
        </text:list-item>
        <text:list-item>
          <text:p text:style-name="P22">Normalize and pad to consistent length</text:p>
        </text:list-item>
      </text:list>
      <text:h text:style-name="Heading_20_3" text:outline-level="3"><text:bookmark-start text:name="feature-extraction"/>2. Feature Extraction<text:bookmark-end text:name="feature-extraction"/></text:h>
      <text:list text:style-name="L13">
        <text:list-item>
          <text:p text:style-name="P23">Use OpenJMLA to extract audio features</text:p>
        </text:list-item>
        <text:list-item>
          <text:p text:style-name="P23">Generate high-level representations</text:p>
        </text:list-item>
      </text:list>
      <text:h text:style-name="Heading_20_3" text:outline-level="3"><text:bookmark-start text:name="classification"/>3. Classification<text:bookmark-end text:name="classification"/></text:h>
      <text:list text:style-name="L14">
        <text:list-item>
          <text:p text:style-name="P24">Train custom classifier on extracted features</text:p>
        </text:list-item>
        <text:list-item>
          <text:p text:style-name="P24">10 epochs with Adam optimizer</text:p>
        </text:list-item>
        <text:list-item>
          <text:p text:style-name="P24">Batch size: 2 (GPU memory optimized)</text:p>
        </text:list-item>
      </text:list>
      <text:h text:style-name="Heading_20_3" text:outline-level="3"><text:bookmark-start text:name="evaluation"/>4. Evaluation<text:bookmark-end text:name="evaluation"/></text:h>
      <text:list text:style-name="L15">
        <text:list-item>
          <text:p text:style-name="P25">Measure accuracy on validation set</text:p>
        </text:list-item>
        <text:list-item>
          <text:p text:style-name="P25">Fine-tune hyperparameters</text:p>
        </text:list-item>
      </text:list>
      <text:p text:style-name="Horizontal_20_Line"/>
      <text:h text:style-name="Heading_20_2" text:outline-level="2"><text:bookmark-start text:name="completed-milestones"/>✅ Completed Milestones<text:bookmark-end text:name="completed-milestones"/></text:h>
      <text:h text:style-name="Heading_20_3" text:outline-level="3"><text:bookmark-start text:name="session-1-nov-22"/>Session 1 (Nov 22)<text:bookmark-end text:name="session-1-nov-22"/></text:h>
      <text:list text:style-name="L16">
        <text:list-item>
          <text:p text:style-name="P26">✓ Project planning and structure</text:p>
        </text:list-item>
        <text:list-item>
          <text:p text:style-name="P26">✓ Initial script development</text:p>
        </text:list-item>
        <text:list-item>
          <text:p text:style-name="P26">✓ Documentation framework</text:p>
        </text:list-item>
      </text:list>
      <text:h text:style-name="Heading_20_3" text:outline-level="3"><text:bookmark-start text:name="session-2-nov-23"/>Session 2 (Nov 23)<text:bookmark-end text:name="session-2-nov-23"/></text:h>
      <text:list text:style-name="L17">
        <text:list-item>
          <text:p text:style-name="P27">✓ Python environment setup</text:p>
        </text:list-item>
        <text:list-item>
          <text:p text:style-name="P27">✓ OpenJMLA models downloaded (1.63GB)</text:p>
        </text:list-item>
        <text:list-item>
          <text:p text:style-name="P27">✓ GTZAN dataset organized</text:p>
        </text:list-item>
        <text:list-item>
          <text:p text:style-name="P27">✓ FMA Medium downloaded (22GB, 2 hours)</text:p>
        </text:list-item>
        <text:list-item>
          <text:p text:style-name="P27">✓ Training script with GPU optimization</text:p>
        </text:list-item>
        <text:list-item>
          <text:p text:style-name="P27">✓ Memory management implementation</text:p>
        </text:list-item>
      </text:list>
      <text:p text:style-name="Horizontal_20_Line"/>
      <text:h text:style-name="Heading_20_2" text:outline-level="2"><text:bookmark-start text:name="key-features"/>🚀 Key Features<text:bookmark-end text:name="key-features"/></text:h>
      <text:h text:style-name="Heading_20_3" text:outline-level="3"><text:bookmark-start text:name="memory-optimization"/>Memory Optimization<text:bookmark-end text:name="memory-optimization"/></text:h>
      <text:list text:style-name="L18">
        <text:list-item>
          <text:p text:style-name="P28">Garbage collection after each batch</text:p>
        </text:list-item>
        <text:list-item>
          <text:p text:style-name="P28">CUDA cache clearing</text:p>
        </text:list-item>
        <text:list-item>
          <text:p text:style-name="P28">Batch size tuned for Jetson</text:p>
        </text:list-item>
      </text:list>
      <text:h text:style-name="Heading_20_3" text:outline-level="3"><text:bookmark-start text:name="gpu-monitoring"/>GPU Monitoring<text:bookmark-end text:name="gpu-monitoring"/></text:h>
      <text:list text:style-name="L19">
        <text:list-item>
          <text:p text:style-name="P29">Real-time memory usage tracking</text:p>
        </text:list-item>
        <text:list-item>
          <text:p text:style-name="P29">Allocated vs Reserved memory display</text:p>
        </text:list-item>
        <text:list-item>
          <text:p text:style-name="P29">Performance optimization</text:p>
        </text:list-item>
      </text:list>
      <text:h text:style-name="Heading_20_3" text:outline-level="3"><text:bookmark-start text:name="audio-processing"/>Audio Processing<text:bookmark-end text:name="audio-processing"/></text:h>
      <text:list text:style-name="L20">
        <text:list-item>
          <text:p text:style-name="P30">Consistent 30-second clips</text:p>
        </text:list-item>
        <text:list-item>
          <text:p text:style-name="P30">Padding/cropping for uniform size</text:p>
        </text:list-item>
        <text:list-item>
          <text:p text:style-name="P30">Mel-spectrogram conversion (128 bands)</text:p>
        </text:list-item>
      </text:list>
      <text:p text:style-name="Horizontal_20_Line"/>
      <text:h text:style-name="Heading_20_2" text:outline-level="2"><text:bookmark-start text:name="technical-challenges-solutions"/>🔧 Technical Challenges &amp; Solutions<text:bookmark-end text:name="technical-challenges-solutions"/></text:h>
      <text:h text:style-name="Heading_20_3" text:outline-level="3"><text:bookmark-start text:name="challenge-1-git-lfs-pointers"/>Challenge 1: Git LFS Pointers<text:bookmark-end text:name="challenge-1-git-lfs-pointers"/></text:h>
      <text:list text:style-name="L21">
        <text:list-item>
          <text:p text:style-name="P31"><text:span text:style-name="T1">Problem:</text:span> Model files were placeholders (135 bytes)</text:p>
        </text:list-item>
        <text:list-item>
          <text:p text:style-name="P31"><text:span text:style-name="T1">Solution:</text:span> Used <text:span text:style-name="Source_Text">git lfs pull</text:span> to download actual models</text:p>
        </text:list-item>
      </text:list>
      <text:h text:style-name="Heading_20_3" text:outline-level="3"><text:bookmark-start text:name="challenge-2-cuda-memory-issues"/>Challenge 2: CUDA Memory Issues<text:bookmark-end text:name="challenge-2-cuda-memory-issues"/></text:h>
      <text:list text:style-name="L22">
        <text:list-item>
          <text:p text:style-name="P32"><text:span text:style-name="T1">Problem:</text:span> Out of memory errors on Jetson</text:p>
        </text:list-item>
        <text:list-item>
          <text:p text:style-name="P32"><text:span text:style-name="T1">Solution:</text:span> Reduced batch size, aggressive memory clearing</text:p>
        </text:list-item>
      </text:list>
      <text:h text:style-name="Heading_20_3" text:outline-level="3"><text:bookmark-start text:name="challenge-3-audio-length-mismatch"/>Challenge 3: Audio Length Mismatch<text:bookmark-end text:name="challenge-3-audio-length-mismatch"/></text:h>
      <text:list text:style-name="L23">
        <text:list-item>
          <text:p text:style-name="P33"><text:span text:style-name="T1">Problem:</text:span> Variable audio lengths caused tensor errors</text:p>
        </text:list-item>
        <text:list-item>
          <text:p text:style-name="P33"><text:span text:style-name="T1">Solution:</text:span> Implemented padding/cropping to fixed length</text:p>
        </text:list-item>
      </text:list>
      <text:h text:style-name="Heading_20_3" text:outline-level="3"><text:bookmark-start text:name="challenge-4-package-compatibility"/>Challenge 4: Package Compatibility<text:bookmark-end text:name="challenge-4-package-compatibility"/></text:h>
      <text:list text:style-name="L24">
        <text:list-item>
          <text:p text:style-name="P34"><text:span text:style-name="T1">Problem:</text:span> numpy 2.x incompatible with scipy</text:p>
        </text:list-item>
        <text:list-item>
          <text:p text:style-name="P34"><text:span text:style-name="T1">Solution:</text:span> Downgraded to numpy 1.24.4</text:p>
        </text:list-item>
      </text:list>
      <text:p text:style-name="Horizontal_20_Line"/>
      <text:h text:style-name="Heading_20_2" text:outline-level="2"><text:bookmark-start text:name="current-status"/>📈 Current Status<text:bookmark-end text:name="current-status"/></text:h>
      <text:h text:style-name="Heading_20_3" text:outline-level="3"><text:bookmark-start text:name="ready"/>✅ Ready<text:bookmark-end text:name="ready"/></text:h>
      <text:list text:style-name="L25">
        <text:list-item>
          <text:p text:style-name="P35">Environment configured</text:p>
        </text:list-item>
        <text:list-item>
          <text:p text:style-name="P35">Datasets downloaded and organized</text:p>
        </text:list-item>
        <text:list-item>
          <text:p text:style-name="P35">Models verified and loaded</text:p>
        </text:list-item>
        <text:list-item>
          <text:p text:style-name="P35">Training script optimized</text:p>
        </text:list-item>
      </text:list>
      <text:h text:style-name="Heading_20_3" text:outline-level="3"><text:bookmark-start text:name="in-progress"/>🔄 In Progress<text:bookmark-end text:name="in-progress"/></text:h>
      <text:list text:style-name="L26">
        <text:list-item>
          <text:p text:style-name="P36">Model training execution</text:p>
        </text:list-item>
        <text:list-item>
          <text:p text:style-name="P36">Performance evaluation</text:p>
        </text:list-item>
      </text:list>
      <text:h text:style-name="Heading_20_3" text:outline-level="3"><text:bookmark-start text:name="next-steps"/>📋 Next Steps<text:bookmark-end text:name="next-steps"/></text:h>
      <text:list text:style-name="L27">
        <text:list-item>
          <text:p text:style-name="P37">Run training on GTZAN</text:p>
        </text:list-item>
        <text:list-item>
          <text:p text:style-name="P37">Evaluate accuracy</text:p>
        </text:list-item>
        <text:list-item>
          <text:p text:style-name="P37">Test on FMA dataset</text:p>
        </text:list-item>
        <text:list-item>
          <text:p text:style-name="P37">Apply to Music_TBC folder</text:p>
        </text:list-item>
        <text:list-item>
          <text:p text:style-name="P37">Deploy classification system</text:p>
        </text:list-item>
      </text:list>
      <text:p text:style-name="Horizontal_20_Line"/>
      <text:h text:style-name="Heading_20_2" text:outline-level="2"><text:bookmark-start text:name="innovation-points"/>💡 Innovation Points<text:bookmark-end text:name="innovation-points"/></text:h>
      <text:list text:style-name="L28">
        <text:list-item>
          <text:p text:style-name="P38"><text:span text:style-name="T1">Transfer Learning</text:span></text:p>
          <text:list text:style-name="L29">
            <text:list-item>
              <text:p text:style-name="P39">Leverage pre-trained OpenJMLA</text:p>
            </text:list-item>
            <text:list-item>
              <text:p text:style-name="P39">Reduce training time and data requirements</text:p>
            </text:list-item>
          </text:list>
        </text:list-item>
        <text:list-item>
          <text:p text:style-name="P38"><text:span text:style-name="T1">Multi-Dataset Training</text:span></text:p>
          <text:list text:style-name="L30">
            <text:list-item>
              <text:p text:style-name="P40">Combine GTZAN + FMA for robustness</text:p>
            </text:list-item>
            <text:list-item>
              <text:p text:style-name="P40">26,000 total training samples</text:p>
            </text:list-item>
          </text:list>
        </text:list-item>
        <text:list-item>
          <text:p text:style-name="P38"><text:span text:style-name="T1">Embedded Optimization</text:span></text:p>
          <text:list text:style-name="L31">
            <text:list-item>
              <text:p text:style-name="P41">Optimized for Jetson platform</text:p>
            </text:list-item>
            <text:list-item>
              <text:p text:style-name="P41">Real-time GPU memory management</text:p>
            </text:list-item>
          </text:list>
        </text:list-item>
        <text:list-item>
          <text:p text:style-name="P38"><text:span text:style-name="T1">Scalable Architecture</text:span></text:p>
          <text:list text:style-name="L32">
            <text:list-item>
              <text:p text:style-name="P42">Easy to add new genres</text:p>
            </text:list-item>
            <text:list-item>
              <text:p text:style-name="P42">Extensible to multi-label classification</text:p>
            </text:list-item>
          </text:list>
        </text:list-item>
      </text:list>
      <text:p text:style-name="Horizontal_20_Line"/>
      <text:h text:style-name="Heading_20_2" text:outline-level="2"><text:bookmark-start text:name="lessons-learned"/>🎓 Lessons Learned<text:bookmark-end text:name="lessons-learned"/></text:h>
      <text:list text:style-name="L33">
        <text:list-item>
          <text:p text:style-name="P43"><text:span text:style-name="T1">Model Management</text:span></text:p>
          <text:list text:style-name="L34">
            <text:list-item>
              <text:p text:style-name="P44">Always verify actual file sizes vs Git LFS pointers</text:p>
            </text:list-item>
            <text:list-item>
              <text:p text:style-name="P44">Keep multiple checkpoints for flexibility</text:p>
            </text:list-item>
          </text:list>
        </text:list-item>
        <text:list-item>
          <text:p text:style-name="P43"><text:span text:style-name="T1">Memory Constraints</text:span></text:p>
          <text:list text:style-name="L35">
            <text:list-item>
              <text:p text:style-name="P45">Embedded systems require aggressive optimization</text:p>
            </text:list-item>
            <text:list-item>
              <text:p text:style-name="P45">Monitor GPU memory continuously</text:p>
            </text:list-item>
          </text:list>
        </text:list-item>
        <text:list-item>
          <text:p text:style-name="P43"><text:span text:style-name="T1">Data Consistency</text:span></text:p>
          <text:list text:style-name="L36">
            <text:list-item>
              <text:p text:style-name="P46">Audio preprocessing critical for batch training</text:p>
            </text:list-item>
            <text:list-item>
              <text:p text:style-name="P46">Standardize all inputs to same dimensions</text:p>
            </text:list-item>
          </text:list>
        </text:list-item>
        <text:list-item>
          <text:p text:style-name="P43"><text:span text:style-name="T1">Package Dependencies</text:span></text:p>
          <text:list text:style-name="L37">
            <text:list-item>
              <text:p text:style-name="P47">Version compatibility matters</text:p>
            </text:list-item>
            <text:list-item>
              <text:p text:style-name="P47">Test environment before large downloads</text:p>
            </text:list-item>
          </text:list>
        </text:list-item>
      </text:list>
      <text:p text:style-name="Horizontal_20_Line"/>
      <text:h text:style-name="Heading_20_2" text:outline-level="2"><text:bookmark-start text:name="expected-outcomes"/>📊 Expected Outcomes<text:bookmark-end text:name="expected-outcomes"/></text:h>
      <text:h text:style-name="Heading_20_3" text:outline-level="3"><text:bookmark-start text:name="performance-targets"/>Performance Targets<text:bookmark-end text:name="performance-targets"/></text:h>
      <text:list text:style-name="L38">
        <text:list-item>
          <text:p text:style-name="P48"><text:span text:style-name="T1">Accuracy:</text:span> &gt;70% on GTZAN (baseline)</text:p>
        </text:list-item>
        <text:list-item>
          <text:p text:style-name="P48"><text:span text:style-name="T1">Accuracy:</text:span> &gt;75% on FMA (with more data)</text:p>
        </text:list-item>
        <text:list-item>
          <text:p text:style-name="P48"><text:span text:style-name="T1">Speed:</text:span> &lt;1 second per track (inference)</text:p>
        </text:list-item>
      </text:list>
      <text:h text:style-name="Heading_20_3" text:outline-level="3"><text:bookmark-start text:name="deliverables"/>Deliverables<text:bookmark-end text:name="deliverables"/></text:h>
      <text:list text:style-name="L39">
        <text:list-item>
          <text:p text:style-name="P49">Trained genre classifier model</text:p>
        </text:list-item>
        <text:list-item>
          <text:p text:style-name="P49">Classification script for new music</text:p>
        </text:list-item>
        <text:list-item>
          <text:p text:style-name="P49">Organized music library</text:p>
        </text:list-item>
        <text:list-item>
          <text:p text:style-name="P49">Complete documentation</text:p>
        </text:list-item>
      </text:list>
      <text:p text:style-name="Horizontal_20_Line"/>
      <text:h text:style-name="Heading_20_2" text:outline-level="2"><text:bookmark-start text:name="future-enhancements"/>🔮 Future Enhancements<text:bookmark-end text:name="future-enhancements"/></text:h>
      <text:h text:style-name="Heading_20_3" text:outline-level="3"><text:bookmark-start text:name="short-term"/>Short Term<text:bookmark-end text:name="short-term"/></text:h>
      <text:list text:style-name="L40">
        <text:list-item>
          <text:p text:style-name="P50">Add validation metrics (precision, recall, F1)</text:p>
        </text:list-item>
        <text:list-item>
          <text:p text:style-name="P50">Implement confusion matrix visualization</text:p>
        </text:list-item>
        <text:list-item>
          <text:p text:style-name="P50">Create inference script for Music_TBC</text:p>
        </text:list-item>
      </text:list>
      <text:h text:style-name="Heading_20_3" text:outline-level="3"><text:bookmark-start text:name="long-term"/>Long Term<text:bookmark-end text:name="long-term"/></text:h>
      <text:list text:style-name="L41">
        <text:list-item>
          <text:p text:style-name="P51">Multi-label classification (MagnaTagATune)</text:p>
        </text:list-item>
        <text:list-item>
          <text:p text:style-name="P51">Real-time classification API</text:p>
        </text:list-item>
        <text:list-item>
          <text:p text:style-name="P51">Web interface for music organization</text:p>
        </text:list-item>
        <text:list-item>
          <text:p text:style-name="P51">Integration with music players</text:p>
        </text:list-item>
      </text:list>
      <text:p text:style-name="Horizontal_20_Line"/>
      <text:h text:style-name="Heading_20_2" text:outline-level="2"><text:bookmark-start text:name="resources"/>📚 Resources<text:bookmark-end text:name="resources"/></text:h>
      <text:h text:style-name="Heading_20_3" text:outline-level="3"><text:bookmark-start text:name="documentation"/>Documentation<text:bookmark-end text:name="documentation"/></text:h>
      <text:list text:style-name="L42">
        <text:list-item>
          <text:p text:style-name="P52"><text:span text:style-name="Source_Text">music_project_info.md</text:span> - Complete project guide</text:p>
        </text:list-item>
        <text:list-item>
          <text:p text:style-name="P52"><text:span text:style-name="Source_Text">PROJECT_HISTORY.md</text:span> - Development timeline</text:p>
        </text:list-item>
        <text:list-item>
          <text:p text:style-name="P52">Code comments in all scripts</text:p>
        </text:list-item>
      </text:list>
      <text:h text:style-name="Heading_20_3" text:outline-level="3"><text:bookmark-start text:name="datasets-1"/>Datasets<text:bookmark-end text:name="datasets-1"/></text:h>
      <text:list text:style-name="L43">
        <text:list-item>
          <text:p text:style-name="P53">GTZAN: <text:span text:style-name="Source_Text">/media/mijesu_970/SSD_Data/DataSets/GTZAN/</text:span></text:p>
        </text:list-item>
        <text:list-item>
          <text:p text:style-name="P53">FMA: <text:span text:style-name="Source_Text">/media/mijesu_970/SSD_Data/DataSets/FMA/</text:span></text:p>
        </text:list-item>
      </text:list>
      <text:h text:style-name="Heading_20_3" text:outline-level="3"><text:bookmark-start text:name="models"/>Models<text:bookmark-end text:name="models"/></text:h>
      <text:list text:style-name="L44">
        <text:list-item>
          <text:p text:style-name="P54">OpenJMLA: <text:span text:style-name="Source_Text">/media/mijesu_970/SSD_Data/AI_models/OpenJMLA/</text:span></text:p>
        </text:list-item>
      </text:list>
      <text:h text:style-name="Heading_20_3" text:outline-level="3"><text:bookmark-start text:name="scripts"/>Scripts<text:bookmark-end text:name="scripts"/></text:h>
      <text:list text:style-name="L45">
        <text:list-item>
          <text:p text:style-name="P55">Training: <text:span text:style-name="Source_Text">Classifed_JMLA_GTZAN.py</text:span></text:p>
        </text:list-item>
        <text:list-item>
          <text:p text:style-name="P55">Model check: <text:span text:style-name="Source_Text">check_model.py</text:span></text:p>
        </text:list-item>
        <text:list-item>
          <text:p text:style-name="P55">Utilities: Various helper scripts</text:p>
        </text:list-item>
      </text:list>
      <text:p text:style-name="Horizontal_20_Line"/>
      <text:h text:style-name="Heading_20_2" text:outline-level="2"><text:bookmark-start text:name="acknowledgments"/>🙏 Acknowledgments<text:bookmark-end text:name="acknowledgments"/></text:h>
      <text:list text:style-name="L46">
        <text:list-item>
          <text:p text:style-name="P56"><text:span text:style-name="T1">OpenJMLA Team</text:span> - Pre-trained model</text:p>
        </text:list-item>
        <text:list-item>
          <text:p text:style-name="P56"><text:span text:style-name="T1">GTZAN Dataset</text:span> - Genre classification benchmark</text:p>
        </text:list-item>
        <text:list-item>
          <text:p text:style-name="P56"><text:span text:style-name="T1">FMA</text:span> - Free Music Archive dataset</text:p>
        </text:list-item>
        <text:list-item>
          <text:p text:style-name="P56"><text:span text:style-name="T1">PyTorch Team</text:span> - Deep learning framework</text:p>
        </text:list-item>
        <text:list-item>
          <text:p text:style-name="P56"><text:span text:style-name="T1">librosa</text:span> - Audio processing library</text:p>
        </text:list-item>
      </text:list>
      <text:p text:style-name="Horizontal_20_Line"/>
      <text:h text:style-name="Heading_20_2" text:outline-level="2"><text:bookmark-start text:name="project-information"/>📞 Project Information<text:bookmark-end text:name="project-information"/></text:h>
      <text:p text:style-name="First_20_paragraph"><text:span text:style-name="T1">Project Name:</text:span> Music Genre Classification with AI</text:p>
      <text:p text:style-name="Text_20_body"><text:span text:style-name="T1">Location:</text:span> <text:span text:style-name="Source_Text">/media/mijesu_970/SSD_Data/Kiro_Projects/Music_Reclass/</text:span></text:p>
      <text:p text:style-name="Text_20_body"><text:span text:style-name="T1">Status:</text:span> Development Phase</text:p>
      <text:p text:style-name="Text_20_body"><text:span text:style-name="T1">Last Updated:</text:span> November 23, 2025</text:p>
      <text:p text:style-name="Horizontal_20_Line"/>
      <text:h text:style-name="Heading_20_1" text:outline-level="1"><text:bookmark-start text:name="thank-you"/>Thank You!<text:bookmark-end text:name="thank-you"/></text:h>
      <text:h text:style-name="Heading_20_2" text:outline-level="2"><text:bookmark-start text:name="questions"/>Questions?<text:bookmark-end text:name="questions"/></text:h>
      <text:p text:style-name="First_20_paragraph"><text:span text:style-name="T1">Project Repository:</text:span> <text:span text:style-name="Source_Text">/media/mijesu_970/SSD_Data/Kiro_Projects/Music_Reclass/</text:span></text:p>
      <text:p text:style-name="Text_20_body"><text:span text:style-name="T1">Documentation:</text:span> See <text:span text:style-name="Source_Text">music_project_info.md</text:span> and <text:span text:style-name="Source_Text">PROJECT_HISTORY.m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5-11-23T06:22:07Z</meta:creation-date>
    <dc:date>2025-11-23T06:22:07Z</dc:date>
  </office:meta>
</office:document-meta>
</file>